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57cm"/>
    </style:style>
    <style:style style:name="co2" style:family="table-column">
      <style:table-column-properties fo:break-before="auto" style:column-width="3.189cm"/>
    </style:style>
    <style:style style:name="co3" style:family="table-column">
      <style:table-column-properties fo:break-before="auto" style:column-width="2.148cm"/>
    </style:style>
    <style:style style:name="co4" style:family="table-column">
      <style:table-column-properties fo:break-before="auto" style:column-width="4.027cm"/>
    </style:style>
    <style:style style:name="co5" style:family="table-column">
      <style:table-column-properties fo:break-before="auto" style:column-width="2.554cm"/>
    </style:style>
    <style:style style:name="co6" style:family="table-column">
      <style:table-column-properties fo:break-before="auto" style:column-width="2.937cm"/>
    </style:style>
    <style:style style:name="co7" style:family="table-column">
      <style:table-column-properties fo:break-before="auto" style:column-width="2.574cm"/>
    </style:style>
    <style:style style:name="co8" style:family="table-column">
      <style:table-column-properties fo:break-before="auto" style:column-width="4.503cm"/>
    </style:style>
    <style:style style:name="co9" style:family="table-column">
      <style:table-column-properties fo:break-before="auto" style:column-width="2.35cm"/>
    </style:style>
    <style:style style:name="co10" style:family="table-column">
      <style:table-column-properties fo:break-before="auto" style:column-width="3.346cm"/>
    </style:style>
    <style:style style:name="co11" style:family="table-column">
      <style:table-column-properties fo:break-before="auto" style:column-width="5.11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Tabelle2">
      <style:table-properties table:display="true" style:writing-mode="lr-tb"/>
    </style:style>
    <style:style style:name="ta2" style:family="table" style:master-page-name="PageStyle_5f_Tabelle3">
      <style:table-properties table:display="true" style:writing-mode="lr-tb"/>
    </style:style>
    <style:style style:name="ta3" style:family="table" style:master-page-name="PageStyle_5f_Tabelle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padding="0.071cm"/>
    </style:style>
    <style:style style:name="ce2" style:family="table-cell" style:parent-style-name="Default" style:data-style-name="N2"/>
    <style:style style:name="ce3" style:family="table-cell" style:parent-style-name="Default" style:data-style-name="N135"/>
    <style:style style:name="ce4" style:family="table-cell" style:parent-style-name="Default" style:data-style-name="N1">
      <style:table-cell-properties fo:padding="0.071cm"/>
    </style:style>
    <style:style style:name="ce5" style:family="table-cell" style:parent-style-name="Default" style:data-style-name="N134">
      <style:table-cell-properties fo:padding="0.071cm"/>
    </style:style>
    <style:style style:name="ce6" style:family="table-cell" style:parent-style-name="Default" style:data-style-name="N1"/>
    <style:style style:name="gr1" style:family="graphic">
      <style:graphic-properties draw:textarea-horizontal-align="justify" draw:textarea-vertical-align="middle" fo:padding-top="0.056cm" fo:padding-bottom="0.056cm" fo:padding-left="0.056cm" fo:padding-right="0.056cm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Auswertung BF3 ZR_2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3" table:default-cell-style-name="ce1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Default"/>
        <table:table-column table:style-name="co11" table:default-cell-style-name="Default"/>
        <table:table-column table:style-name="co3" table:number-columns-repeated="1009" table:default-cell-style-name="Default"/>
        <table:table-row table:style-name="ro1">
          <table:table-cell office:value-type="string" calcext:value-type="string">
            <text:p>Phi0</text:p>
          </table:table-cell>
          <table:table-cell office:value-type="float" office:value="25216" calcext:value-type="float">
            <text:p>25216</text:p>
          </table:table-cell>
          <table:table-cell table:style-name="ce1" table:formula="of:=SQRT([.B1])" office:value-type="float" office:value="158.795465930234" calcext:value-type="float">
            <text:p>158,7954659302</text:p>
          </table:table-cell>
          <table:table-cell/>
          <table:table-cell office:value-type="float" office:value="4850" calcext:value-type="float">
            <text:p>4850</text:p>
          </table:table-cell>
          <table:table-cell table:style-name="ce1" office:value-type="float" office:value="4610" calcext:value-type="float">
            <text:p>4610</text:p>
          </table:table-cell>
          <table:table-cell table:style-name="ce1"/>
          <table:table-cell table:number-columns-repeated="3"/>
          <table:table-cell office:value-type="string" calcext:value-type="string">
            <text:p>barn</text:p>
          </table:table-cell>
          <table:table-cell table:formula="of:=10^(-24)" office:value-type="float" office:value="1E-024" calcext:value-type="float">
            <text:p>1E-02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hiBackground</text:p>
          </table:table-cell>
          <table:table-cell office:value-type="float" office:value="2390" calcext:value-type="float">
            <text:p>2390</text:p>
          </table:table-cell>
          <table:table-cell table:style-name="ce1" table:formula="of:=SQRT([.B2])" office:value-type="float" office:value="48.8876262463213" calcext:value-type="float">
            <text:p>48,8876262463</text:p>
          </table:table-cell>
          <table:table-cell/>
          <table:table-cell office:value-type="float" office:value="2446" calcext:value-type="float">
            <text:p>2446</text:p>
          </table:table-cell>
          <table:table-cell table:style-name="ce1" office:value-type="float" office:value="2509" calcext:value-type="float">
            <text:p>2509</text:p>
          </table:table-cell>
          <table:table-cell table:style-name="ce1"/>
          <table:table-cell table:number-columns-repeated="3"/>
          <table:table-cell office:value-type="string" calcext:value-type="string">
            <text:p>u </text:p>
          </table:table-cell>
          <table:table-cell table:formula="of:=1.66053904*10^(-24)" office:value-type="float" office:value="1.66053904E-024" calcext:value-type="float">
            <text:p>1,66053904E-02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hi_x</text:p>
          </table:table-cell>
          <table:table-cell table:style-name="ce1" office:value-type="string" calcext:value-type="string">
            <text:p>Fehler Phix</text:p>
          </table:table-cell>
          <table:table-cell office:value-type="string" calcext:value-type="string">
            <text:p>Transmission</text:p>
          </table:table-cell>
          <table:table-cell office:value-type="string" calcext:value-type="string">
            <text:p>Fehler T</text:p>
          </table:table-cell>
          <table:table-cell table:style-name="ce1" office:value-type="string" calcext:value-type="string">
            <text:p>ln(1/T)</text:p>
          </table:table-cell>
          <table:table-cell table:style-name="ce1" office:value-type="string" calcext:value-type="string">
            <text:p>Fehler ln(1/T)</text:p>
          </table:table-cell>
          <table:table-cell table:style-name="ce1" office:value-type="string" calcext:value-type="string">
            <text:p>Dicke [cm]</text:p>
          </table:table-cell>
          <table:table-cell office:value-type="string" calcext:value-type="string">
            <text:p>Dichte [g/cm3]</text:p>
          </table:table-cell>
          <table:table-cell office:value-type="string" calcext:value-type="string">
            <text:p>Flächenmasse</text:p>
          </table:table-cell>
          <table:table-cell office:value-type="string" calcext:value-type="string">
            <text:p>Atomare Masse [u]</text:p>
          </table:table-cell>
          <table:table-cell office:value-type="string" calcext:value-type="string">
            <text:p>sigma [cm^2]</text:p>
          </table:table-cell>
          <table:table-cell office:value-type="string" calcext:value-type="string">
            <text:p>sigma [barn]</text:p>
          </table:table-cell>
          <table:table-cell office:value-type="string" calcext:value-type="string">
            <text:p>Fehler sigma [barn]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isen</text:p>
          </table:table-cell>
          <table:table-cell office:value-type="float" office:value="10092" calcext:value-type="float">
            <text:p>10092</text:p>
          </table:table-cell>
          <table:table-cell table:style-name="ce1" table:formula="of:=SQRT([.B5])" office:value-type="float" office:value="100.458946838995" calcext:value-type="float">
            <text:p>100,458946839</text:p>
          </table:table-cell>
          <table:table-cell table:formula="of:=([.B5]-[.B$2])/([.B$1]-[.B$2])" office:value-type="float" office:value="0.337422237799001" calcext:value-type="float">
            <text:p>0,3374222378</text:p>
          </table:table-cell>
          <table:table-cell table:formula="of:=SQRT(([.C5]/([.$B$1]-[.$B$2]))^2+((([.B5]-[.$B$2])*SQRT([.$B$1]))/([.$B$1]-[.$B$2])^2)^2+((((-1)*([.$B$1]-[.$B$2])+([.B5]-[.$B$2]))*SQRT([.$B$2]))/([.$B$1]-[.$B$2])^2)^2)" office:value-type="float" office:value="0.00518588482372905" calcext:value-type="float">
            <text:p>0,0051858848</text:p>
          </table:table-cell>
          <table:table-cell table:style-name="ce1" table:formula="of:=LN(1/[.D5])" office:value-type="float" office:value="1.08642020173869" calcext:value-type="float">
            <text:p>1,0864202017</text:p>
          </table:table-cell>
          <table:table-cell table:style-name="ce1" table:formula="of:=[.E5]/[.D5]" office:value-type="float" office:value="0.0153691258097169" calcext:value-type="float">
            <text:p>0,0153691258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7.874" calcext:value-type="float">
            <text:p>7,874</text:p>
          </table:table-cell>
          <table:table-cell table:formula="of:=[.I5]*[.H5]" office:value-type="float" office:value="7.874" calcext:value-type="float">
            <text:p>7,874</text:p>
          </table:table-cell>
          <table:table-cell office:value-type="float" office:value="55.845" calcext:value-type="float">
            <text:p>55,845</text:p>
          </table:table-cell>
          <table:table-cell table:formula="of:=([.K5]*[.$L$2]*[.F5])/[.J5]" office:value-type="float" office:value="1.27948679457659E-023" calcext:value-type="float">
            <text:p>1,27948679457659E-023</text:p>
          </table:table-cell>
          <table:table-cell table:style-name="ce2" table:formula="of:=[.L5]/[.$L$1]" office:value-type="float" office:value="12.7948679457659" calcext:value-type="float">
            <text:p>12,79</text:p>
          </table:table-cell>
          <table:table-cell table:style-name="ce2" table:formula="of:=([.K5]*[.$L$2]*[.G5])/([.J5]*[.$L$1])" office:value-type="float" office:value="0.181003570131041" calcext:value-type="float">
            <text:p>0,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uminium</text:p>
          </table:table-cell>
          <table:table-cell office:value-type="float" office:value="16434" calcext:value-type="float">
            <text:p>16434</text:p>
          </table:table-cell>
          <table:table-cell table:style-name="ce1" table:formula="of:=SQRT([.B6])" office:value-type="float" office:value="128.195163715329" calcext:value-type="float">
            <text:p>128,1951637153</text:p>
          </table:table-cell>
          <table:table-cell table:formula="of:=([.B6]-[.B$2])/([.B$1]-[.B$2])" office:value-type="float" office:value="0.615263296241128" calcext:value-type="float">
            <text:p>0,6152632962</text:p>
          </table:table-cell>
          <table:table-cell table:formula="of:=SQRT(([.C6]/([.$B$1]-[.$B$2]))^2+((([.B6]-[.$B$2])*SQRT([.$B$1]))/([.$B$1]-[.$B$2])^2)^2+((((-1)*([.$B$1]-[.$B$2])+([.B6]-[.$B$2]))*SQRT([.$B$2]))/([.$B$1]-[.$B$2])^2)^2)" office:value-type="float" office:value="0.00710922935758693" calcext:value-type="float">
            <text:p>0,0071092294</text:p>
          </table:table-cell>
          <table:table-cell table:style-name="ce1" table:formula="of:=LN(1/[.D6])" office:value-type="float" office:value="0.485704978825222" calcext:value-type="float">
            <text:p>0,4857049788</text:p>
          </table:table-cell>
          <table:table-cell table:style-name="ce1" table:formula="of:=[.E6]/[.D6]" office:value-type="float" office:value="0.0115547756562432" calcext:value-type="float">
            <text:p>0,0115547757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2.7" calcext:value-type="float">
            <text:p>2,7</text:p>
          </table:table-cell>
          <table:table-cell table:formula="of:=[.I6]*[.H6]" office:value-type="float" office:value="13.5" calcext:value-type="float">
            <text:p>13,5</text:p>
          </table:table-cell>
          <table:table-cell office:value-type="float" office:value="26.9815385" calcext:value-type="float">
            <text:p>26,9815385</text:p>
          </table:table-cell>
          <table:table-cell table:formula="of:=([.K6]*[.$L$2]*[.F6])/[.J6]" office:value-type="float" office:value="1.61196121096914E-024" calcext:value-type="float">
            <text:p>1,61196121096914E-024</text:p>
          </table:table-cell>
          <table:table-cell table:style-name="ce2" table:formula="of:=[.L6]/[.$L$1]" office:value-type="float" office:value="1.61196121096914" calcext:value-type="float">
            <text:p>1,61</text:p>
          </table:table-cell>
          <table:table-cell table:style-name="ce2" table:formula="of:=([.K6]*[.$L$2]*[.G6])/([.J6]*[.$L$1])" office:value-type="float" office:value="0.0383480733600157" calcext:value-type="float">
            <text:p>0,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raphit</text:p>
          </table:table-cell>
          <table:table-cell office:value-type="float" office:value="15237" calcext:value-type="float">
            <text:p>15237</text:p>
          </table:table-cell>
          <table:table-cell table:style-name="ce1" table:formula="of:=SQRT([.B7])" office:value-type="float" office:value="123.438243668646" calcext:value-type="float">
            <text:p>123,4382436686</text:p>
          </table:table-cell>
          <table:table-cell table:formula="of:=([.B7]-[.B$2])/([.B$1]-[.B$2])" office:value-type="float" office:value="0.562823096468939" calcext:value-type="float">
            <text:p>0,5628230965</text:p>
          </table:table-cell>
          <table:table-cell table:formula="of:=SQRT(([.C7]/([.$B$1]-[.$B$2]))^2+((([.B7]-[.$B$2])*SQRT([.$B$1]))/([.$B$1]-[.$B$2])^2)^2+((((-1)*([.$B$1]-[.$B$2])+([.B7]-[.$B$2]))*SQRT([.$B$2]))/([.$B$1]-[.$B$2])^2)^2)" office:value-type="float" office:value="0.00674177674392722" calcext:value-type="float">
            <text:p>0,0067417767</text:p>
          </table:table-cell>
          <table:table-cell table:style-name="ce1" table:formula="of:=LN(1/[.D7])" office:value-type="float" office:value="0.574789916081936" calcext:value-type="float">
            <text:p>0,5747899161</text:p>
          </table:table-cell>
          <table:table-cell table:style-name="ce1" table:formula="of:=[.E7]/[.D7]" office:value-type="float" office:value="0.0119785005025985" calcext:value-type="float">
            <text:p>0,0119785005</text:p>
          </table:table-cell>
          <table:table-cell table:style-name="ce1" office:value-type="float" office:value="1.59" calcext:value-type="float">
            <text:p>1,59</text:p>
          </table:table-cell>
          <table:table-cell table:formula="of:=468/(PI()*7.5^2*1.59)" office:value-type="float" office:value="1.6656215427982" calcext:value-type="float">
            <text:p>1,6656215428</text:p>
          </table:table-cell>
          <table:table-cell table:formula="of:=[.I7]*[.H7]" office:value-type="float" office:value="2.64833825304914" calcext:value-type="float">
            <text:p>2,648338253</text:p>
          </table:table-cell>
          <table:table-cell office:value-type="float" office:value="12.011" calcext:value-type="float">
            <text:p>12,011</text:p>
          </table:table-cell>
          <table:table-cell table:formula="of:=([.K7]*[.$L$2]*[.F7])/[.J7]" office:value-type="float" office:value="4.32876435035423E-024" calcext:value-type="float">
            <text:p>4,32876435035423E-024</text:p>
          </table:table-cell>
          <table:table-cell table:style-name="ce2" table:formula="of:=[.L7]/[.$L$1]" office:value-type="float" office:value="4.32876435035423" calcext:value-type="float">
            <text:p>4,33</text:p>
          </table:table-cell>
          <table:table-cell table:style-name="ce2" table:formula="of:=([.K7]*[.$L$2]*[.G7])/([.J7]*[.$L$1])" office:value-type="float" office:value="0.0902105351809218" calcext:value-type="float">
            <text:p>0,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asserstoff</text:p>
          </table:table-cell>
          <table:table-cell/>
          <table:table-cell table:style-name="ce1"/>
          <table:table-cell table:number-columns-repeated="2"/>
          <table:table-cell table:style-name="ce1" table:number-columns-repeated="2"/>
          <table:table-cell table:number-columns-repeated="3"/>
          <table:table-cell office:value-type="float" office:value="1.008" calcext:value-type="float">
            <text:p>1,008</text:p>
          </table:table-cell>
          <table:table-cell/>
          <table:table-cell table:style-name="ce3" table:formula="of:=([.F12]-30*[.M7])/62" office:value-type="float" office:value="34.5918380113827" calcext:value-type="float">
            <text:p>34,6</text:p>
          </table:table-cell>
          <table:table-cell table:style-name="ce3" table:formula="of:=SQRT(([.F13])^2+(30*[.N7])^2)/62" office:value-type="float" office:value="1.07377084076252" calcext:value-type="float">
            <text:p>1,1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ce1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Parafinauswertung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Steigung [cm^2/g]</text:p>
          </table:table-cell>
          <table:table-cell table:style-name="ce1" office:value-type="string" calcext:value-type="string">
            <text:p>A [u]</text:p>
          </table:table-cell>
          <table:table-cell office:value-type="string" calcext:value-type="string">
            <text:p>Sigma Paraphin [cm^2]</text:p>
          </table:table-cell>
          <table:table-cell/>
          <table:table-cell table:style-name="ce1" office:value-type="string" calcext:value-type="string">
            <text:p>sigma [barn]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Mittelwert</text:p>
          </table:table-cell>
          <table:table-cell office:value-type="float" office:value="3.23956" calcext:value-type="float">
            <text:p>3,23956</text:p>
          </table:table-cell>
          <table:table-cell table:style-name="ce1" table:formula="of:=30*[.K7]+62*[.K8]" office:value-type="float" office:value="422.826" calcext:value-type="float">
            <text:p>422,826</text:p>
          </table:table-cell>
          <table:table-cell table:formula="of:=[.C12]*[.B12]*[.L2]" office:value-type="float" office:value="2.27455688721635E-021" calcext:value-type="float">
            <text:p>2,27455688721635E-021</text:p>
          </table:table-cell>
          <table:table-cell/>
          <table:table-cell table:style-name="ce1" table:formula="of:=[.D12]/[.L1]" office:value-type="float" office:value="2274.55688721635" calcext:value-type="float">
            <text:p>2274,5568872164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Fehler</text:p>
          </table:table-cell>
          <table:table-cell office:value-type="float" office:value="0.09474" calcext:value-type="float">
            <text:p>0,09474</text:p>
          </table:table-cell>
          <table:table-cell/>
          <table:table-cell table:formula="of:=[.C12]*[.B13]*[.L2]" office:value-type="float" office:value="6.65187616512358E-023" calcext:value-type="float">
            <text:p>6,65187616512358E-023</text:p>
          </table:table-cell>
          <table:table-cell/>
          <table:table-cell table:formula="of:=[.D13]/[.L1]" office:value-type="float" office:value="66.5187616512358" calcext:value-type="float">
            <text:p>66,5187616512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swertung H3 ZR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3" table:default-cell-style-name="ce1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Default"/>
        <table:table-column table:style-name="co11" table:default-cell-style-name="Default"/>
        <table:table-column table:style-name="co3" table:number-columns-repeated="1009" table:default-cell-style-name="Default"/>
        <table:table-row table:style-name="ro1">
          <table:table-cell office:value-type="string" calcext:value-type="string">
            <text:p>Phi0</text:p>
          </table:table-cell>
          <table:table-cell office:value-type="float" office:value="4610" calcext:value-type="float">
            <text:p>4610</text:p>
          </table:table-cell>
          <table:table-cell table:style-name="ce1" table:formula="of:=SQRT([.B1])" office:value-type="float" office:value="67.8969807870718" calcext:value-type="float">
            <text:p>67,8969807871</text:p>
          </table:table-cell>
          <table:table-cell/>
          <table:table-cell office:value-type="float" office:value="4850" calcext:value-type="float">
            <text:p>4850</text:p>
          </table:table-cell>
          <table:table-cell table:style-name="ce1" office:value-type="float" office:value="4610" calcext:value-type="float">
            <text:p>4610</text:p>
          </table:table-cell>
          <table:table-cell table:style-name="ce1"/>
          <table:table-cell table:number-columns-repeated="3"/>
          <table:table-cell office:value-type="string" calcext:value-type="string">
            <text:p>barn</text:p>
          </table:table-cell>
          <table:table-cell table:formula="of:=10^(-24)" office:value-type="float" office:value="1E-024" calcext:value-type="float">
            <text:p>1E-02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hiBackground</text:p>
          </table:table-cell>
          <table:table-cell office:value-type="float" office:value="2509" calcext:value-type="float">
            <text:p>2509</text:p>
          </table:table-cell>
          <table:table-cell table:style-name="ce1" table:formula="of:=SQRT([.B2])" office:value-type="float" office:value="50.0899191454728" calcext:value-type="float">
            <text:p>50,0899191455</text:p>
          </table:table-cell>
          <table:table-cell/>
          <table:table-cell office:value-type="float" office:value="2446" calcext:value-type="float">
            <text:p>2446</text:p>
          </table:table-cell>
          <table:table-cell table:style-name="ce1" office:value-type="float" office:value="2509" calcext:value-type="float">
            <text:p>2509</text:p>
          </table:table-cell>
          <table:table-cell table:style-name="ce1"/>
          <table:table-cell table:number-columns-repeated="3"/>
          <table:table-cell office:value-type="string" calcext:value-type="string">
            <text:p>u </text:p>
          </table:table-cell>
          <table:table-cell table:formula="of:=1.66053904*10^(-24)" office:value-type="float" office:value="1.66053904E-024" calcext:value-type="float">
            <text:p>1,66053904E-02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hi_x</text:p>
          </table:table-cell>
          <table:table-cell table:style-name="ce1" office:value-type="string" calcext:value-type="string">
            <text:p>Fehler Phix</text:p>
          </table:table-cell>
          <table:table-cell office:value-type="string" calcext:value-type="string">
            <text:p>Transmission</text:p>
          </table:table-cell>
          <table:table-cell office:value-type="string" calcext:value-type="string">
            <text:p>Fehler T</text:p>
          </table:table-cell>
          <table:table-cell table:style-name="ce1" office:value-type="string" calcext:value-type="string">
            <text:p>ln(1/T)</text:p>
          </table:table-cell>
          <table:table-cell table:style-name="ce1" office:value-type="string" calcext:value-type="string">
            <text:p>Fehler ln(1/T)</text:p>
          </table:table-cell>
          <table:table-cell table:style-name="ce1" office:value-type="string" calcext:value-type="string">
            <text:p>Dicke [cm]</text:p>
          </table:table-cell>
          <table:table-cell office:value-type="string" calcext:value-type="string">
            <text:p>Dichte [g/cm3]</text:p>
          </table:table-cell>
          <table:table-cell office:value-type="string" calcext:value-type="string">
            <text:p>Flächenmasse</text:p>
          </table:table-cell>
          <table:table-cell office:value-type="string" calcext:value-type="string">
            <text:p>Atomare Masse [u]</text:p>
          </table:table-cell>
          <table:table-cell office:value-type="string" calcext:value-type="string">
            <text:p>sigma [cm^2]</text:p>
          </table:table-cell>
          <table:table-cell office:value-type="string" calcext:value-type="string">
            <text:p>sigma [barn]</text:p>
          </table:table-cell>
          <table:table-cell office:value-type="string" calcext:value-type="string">
            <text:p>Fehler sigma [barn]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isen</text:p>
          </table:table-cell>
          <table:table-cell office:value-type="float" office:value="2715" calcext:value-type="float">
            <text:p>2715</text:p>
          </table:table-cell>
          <table:table-cell table:style-name="ce1" table:formula="of:=SQRT([.B5])" office:value-type="float" office:value="52.1056618804521" calcext:value-type="float">
            <text:p>52,1056618805</text:p>
          </table:table-cell>
          <table:table-cell table:formula="of:=([.B5]-[.B$2])/([.B$1]-[.B$2])" office:value-type="float" office:value="0.0980485483103284" calcext:value-type="float">
            <text:p>0,0980485483</text:p>
          </table:table-cell>
          <table:table-cell table:formula="of:=SQRT(([.C5]/([.$B$1]-[.$B$2]))^2+((([.B5]-[.$B$2])*SQRT([.$B$1]))/([.$B$1]-[.$B$2])^2)^2+((((-1)*([.$B$1]-[.$B$2])+([.B5]-[.$B$2]))*SQRT([.$B$2]))/([.$B$1]-[.$B$2])^2)^2)" office:value-type="float" office:value="0.0329772217216879" calcext:value-type="float">
            <text:p>0,0329772217</text:p>
          </table:table-cell>
          <table:table-cell table:style-name="ce1" table:formula="of:=LN(1/[.D5])" office:value-type="float" office:value="2.32229253205542" calcext:value-type="float">
            <text:p>2,3222925321</text:p>
          </table:table-cell>
          <table:table-cell table:style-name="ce1" table:formula="of:=[.E5]/[.D5]" office:value-type="float" office:value="0.336335644841098" calcext:value-type="float">
            <text:p>0,3363356448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7.874" calcext:value-type="float">
            <text:p>7,874</text:p>
          </table:table-cell>
          <table:table-cell table:formula="of:=[.I5]*[.H5]" office:value-type="float" office:value="7.874" calcext:value-type="float">
            <text:p>7,874</text:p>
          </table:table-cell>
          <table:table-cell office:value-type="float" office:value="55.845" calcext:value-type="float">
            <text:p>55,845</text:p>
          </table:table-cell>
          <table:table-cell table:formula="of:=([.K5]*[.$L$2]*[.F5])/[.J5]" office:value-type="float" office:value="2.73498469851116E-023" calcext:value-type="float">
            <text:p>2,73498469851116E-023</text:p>
          </table:table-cell>
          <table:table-cell table:style-name="ce4" table:formula="of:=[.L5]/[.$L$1]" office:value-type="float" office:value="27.3498469851116" calcext:value-type="float">
            <text:p>27</text:p>
          </table:table-cell>
          <table:table-cell table:style-name="ce6" table:formula="of:=([.K5]*[.$L$2]*[.G5])/([.J5]*[.$L$1])" office:value-type="float" office:value="3.96105498987298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uminium</text:p>
          </table:table-cell>
          <table:table-cell office:value-type="float" office:value="3266" calcext:value-type="float">
            <text:p>3266</text:p>
          </table:table-cell>
          <table:table-cell table:style-name="ce1" table:formula="of:=SQRT([.B6])" office:value-type="float" office:value="57.1489282489182" calcext:value-type="float">
            <text:p>57,1489282489</text:p>
          </table:table-cell>
          <table:table-cell table:formula="of:=([.B6]-[.B$2])/([.B$1]-[.B$2])" office:value-type="float" office:value="0.360304616849119" calcext:value-type="float">
            <text:p>0,3603046168</text:p>
          </table:table-cell>
          <table:table-cell table:formula="of:=SQRT(([.C6]/([.$B$1]-[.$B$2]))^2+((([.B6]-[.$B$2])*SQRT([.$B$1]))/([.$B$1]-[.$B$2])^2)^2+((((-1)*([.$B$1]-[.$B$2])+([.B6]-[.$B$2]))*SQRT([.$B$2]))/([.$B$1]-[.$B$2])^2)^2)" office:value-type="float" office:value="0.0332874545638743" calcext:value-type="float">
            <text:p>0,0332874546</text:p>
          </table:table-cell>
          <table:table-cell table:style-name="ce1" table:formula="of:=LN(1/[.D6])" office:value-type="float" office:value="1.02080544740755" calcext:value-type="float">
            <text:p>1,0208054474</text:p>
          </table:table-cell>
          <table:table-cell table:style-name="ce1" table:formula="of:=[.E6]/[.D6]" office:value-type="float" office:value="0.0923869775940553" calcext:value-type="float">
            <text:p>0,0923869776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2.7" calcext:value-type="float">
            <text:p>2,7</text:p>
          </table:table-cell>
          <table:table-cell table:formula="of:=[.I6]*[.H6]" office:value-type="float" office:value="13.5" calcext:value-type="float">
            <text:p>13,5</text:p>
          </table:table-cell>
          <table:table-cell office:value-type="float" office:value="26.9815385" calcext:value-type="float">
            <text:p>26,9815385</text:p>
          </table:table-cell>
          <table:table-cell table:formula="of:=([.K6]*[.$L$2]*[.F6])/[.J6]" office:value-type="float" office:value="3.38785653205975E-024" calcext:value-type="float">
            <text:p>3,38785653205975E-024</text:p>
          </table:table-cell>
          <table:table-cell table:style-name="ce5" table:formula="of:=[.L6]/[.$L$1]" office:value-type="float" office:value="3.38785653205975" calcext:value-type="float">
            <text:p>3,4</text:p>
          </table:table-cell>
          <table:table-cell table:style-name="ce3" table:formula="of:=([.K6]*[.$L$2]*[.G6])/([.J6]*[.$L$1])" office:value-type="float" office:value="0.306614572163737" calcext:value-type="float">
            <text:p>0,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raphit</text:p>
          </table:table-cell>
          <table:table-cell office:value-type="float" office:value="3240" calcext:value-type="float">
            <text:p>3240</text:p>
          </table:table-cell>
          <table:table-cell table:style-name="ce1" table:formula="of:=SQRT([.B7])" office:value-type="float" office:value="56.9209978830308" calcext:value-type="float">
            <text:p>56,920997883</text:p>
          </table:table-cell>
          <table:table-cell table:formula="of:=([.B7]-[.B$2])/([.B$1]-[.B$2])" office:value-type="float" office:value="0.347929557353641" calcext:value-type="float">
            <text:p>0,3479295574</text:p>
          </table:table-cell>
          <table:table-cell table:formula="of:=SQRT(([.C7]/([.$B$1]-[.$B$2]))^2+((([.B7]-[.$B$2])*SQRT([.$B$1]))/([.$B$1]-[.$B$2])^2)^2+((((-1)*([.$B$1]-[.$B$2])+([.B7]-[.$B$2]))*SQRT([.$B$2]))/([.$B$1]-[.$B$2])^2)^2)" office:value-type="float" office:value="0.0331978537610394" calcext:value-type="float">
            <text:p>0,0331978538</text:p>
          </table:table-cell>
          <table:table-cell table:style-name="ce1" table:formula="of:=LN(1/[.D7])" office:value-type="float" office:value="1.05575524109522" calcext:value-type="float">
            <text:p>1,0557552411</text:p>
          </table:table-cell>
          <table:table-cell table:style-name="ce1" table:formula="of:=[.E7]/[.D7]" office:value-type="float" office:value="0.0954154456250941" calcext:value-type="float">
            <text:p>0,0954154456</text:p>
          </table:table-cell>
          <table:table-cell table:style-name="ce1" office:value-type="float" office:value="1.59" calcext:value-type="float">
            <text:p>1,59</text:p>
          </table:table-cell>
          <table:table-cell table:formula="of:=468/(PI()*7.5^2*1.59)" office:value-type="float" office:value="1.6656215427982" calcext:value-type="float">
            <text:p>1,6656215428</text:p>
          </table:table-cell>
          <table:table-cell table:formula="of:=[.I7]*[.H7]" office:value-type="float" office:value="2.64833825304914" calcext:value-type="float">
            <text:p>2,648338253</text:p>
          </table:table-cell>
          <table:table-cell office:value-type="float" office:value="12.011" calcext:value-type="float">
            <text:p>12,011</text:p>
          </table:table-cell>
          <table:table-cell table:formula="of:=([.K7]*[.$L$2]*[.F7])/[.J7]" office:value-type="float" office:value="7.95093219711455E-024" calcext:value-type="float">
            <text:p>7,95093219711455E-024</text:p>
          </table:table-cell>
          <table:table-cell table:style-name="ce5" table:formula="of:=[.L7]/[.$L$1]" office:value-type="float" office:value="7.95093219711455" calcext:value-type="float">
            <text:p>8,0</text:p>
          </table:table-cell>
          <table:table-cell table:style-name="ce3" table:formula="of:=([.K7]*[.$L$2]*[.G7])/([.J7]*[.$L$1])" office:value-type="float" office:value="0.718577288743167" calcext:value-type="float">
            <text:p>0,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asserstoff</text:p>
          </table:table-cell>
          <table:table-cell/>
          <table:table-cell table:style-name="ce1"/>
          <table:table-cell table:number-columns-repeated="2"/>
          <table:table-cell table:style-name="ce1" table:number-columns-repeated="2"/>
          <table:table-cell table:number-columns-repeated="3"/>
          <table:table-cell office:value-type="float" office:value="1.008" calcext:value-type="float">
            <text:p>1,008</text:p>
          </table:table-cell>
          <table:table-cell/>
          <table:table-cell table:style-name="ce4" table:formula="of:=([.F12]-30*[.M7])/62" office:value-type="float" office:value="53.5844168225297" calcext:value-type="float">
            <text:p>54</text:p>
          </table:table-cell>
          <table:table-cell table:style-name="ce6" table:formula="of:=SQRT(([.F13])^2+(30*[.N7])^2)/62" office:value-type="float" office:value="3.89261604065434" calcext:value-type="float">
            <text:p>4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ce1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Parafinauswertung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Steigung [cm^2/g]</text:p>
          </table:table-cell>
          <table:table-cell table:style-name="ce1" office:value-type="string" calcext:value-type="string">
            <text:p>A [u]</text:p>
          </table:table-cell>
          <table:table-cell office:value-type="string" calcext:value-type="string">
            <text:p>Sigma Paraphin [cm^2]</text:p>
          </table:table-cell>
          <table:table-cell/>
          <table:table-cell table:style-name="ce1" office:value-type="string" calcext:value-type="string">
            <text:p>sigma [barn]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Mittelwert</text:p>
          </table:table-cell>
          <table:table-cell office:value-type="float" office:value="5.07145" calcext:value-type="float">
            <text:p>5,07145</text:p>
          </table:table-cell>
          <table:table-cell table:style-name="ce1" table:formula="of:=30*[.K7]+62*[.K8]" office:value-type="float" office:value="422.826" calcext:value-type="float">
            <text:p>422,826</text:p>
          </table:table-cell>
          <table:table-cell table:formula="of:=[.C12]*[.B12]*[.L2]" office:value-type="float" office:value="3.56076180891028E-021" calcext:value-type="float">
            <text:p>3,56076180891028E-021</text:p>
          </table:table-cell>
          <table:table-cell/>
          <table:table-cell table:style-name="ce1" table:formula="of:=[.D12]/[.L1]" office:value-type="float" office:value="3560.76180891028" calcext:value-type="float">
            <text:p>3560,7618089103</text:p>
          </table:table-cell>
          <table:table-cell table:style-name="ce1"/>
          <table:table-cell table:number-columns-repeated="1017"/>
        </table:table-row>
        <table:table-row table:style-name="ro2">
          <table:table-cell office:value-type="string" calcext:value-type="string">
            <text:p>Fehler</text:p>
          </table:table-cell>
          <table:table-cell office:value-type="float" office:value="0.34236" calcext:value-type="float">
            <text:p>0,34236</text:p>
          </table:table-cell>
          <table:table-cell/>
          <table:table-cell table:formula="of:=[.C12]*[.B13]*[.L2]" office:value-type="float" office:value="2.40377488272293E-022" calcext:value-type="float">
            <text:p>2,40377488272293E-022</text:p>
          </table:table-cell>
          <table:table-cell/>
          <table:table-cell table:formula="of:=[.D13]/[.L1]" office:value-type="float" office:value="240.377488272293" calcext:value-type="float">
            <text:p>240,3774882723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3" table:style-name="ta2">
        <office:forms form:automatic-focus="false" form:apply-design-mode="false"/>
        <table:table-column table:style-name="co3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1" table:style-name="ta3">
        <office:forms form:automatic-focus="false" form:apply-design-mode="false"/>
        <table:table-column table:style-name="co3" table:number-columns-repeated="1024" table:default-cell-style-name="Default"/>
        <table:table-row table:style-name="ro3">
          <table:table-cell table:number-columns-repeated="4"/>
          <table:table-cell>
            <draw:frame table:end-cell-address="Tabelle1.P25" table:end-x="1.586cm" table:end-y="0.211cm" draw:z-index="0" draw:name="Diagramm 4" draw:style-name="gr1" draw:text-style-name="P1" svg:width="24.383cm" svg:height="12.725cm" svg:x="0.836cm" svg:y="0.186cm">
              <draw:object draw:notify-on-update-of-ranges="Tabelle1.B3:Tabelle1.B21 Tabelle1.C3:Tabelle1.C2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float" office:value="65" calcext:value-type="float">
            <text:p>65</text:p>
          </table:table-cell>
          <table:table-cell table:style-name="ce1" office:value-type="float" office:value="812" calcext:value-type="float">
            <text:p>812</text:p>
          </table:table-cell>
          <table:table-cell table:style-name="ce1" office:value-type="float" office:value="2095" calcext:value-type="float">
            <text:p>2095</text:p>
          </table:table-cell>
          <table:table-cell table:number-columns-repeated="1021"/>
        </table:table-row>
        <table:table-row table:style-name="ro3">
          <table:table-cell table:style-name="ce1" office:value-type="float" office:value="67" calcext:value-type="float">
            <text:p>67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75" calcext:value-type="float">
            <text:p>2075</text:p>
          </table:table-cell>
          <table:table-cell table:number-columns-repeated="1021"/>
        </table:table-row>
        <table:table-row table:style-name="ro3">
          <table:table-cell table:style-name="ce1" office:value-type="float" office:value="69" calcext:value-type="float">
            <text:p>69</text:p>
          </table:table-cell>
          <table:table-cell table:style-name="ce1" office:value-type="float" office:value="862" calcext:value-type="float">
            <text:p>862</text:p>
          </table:table-cell>
          <table:table-cell table:style-name="ce1" office:value-type="float" office:value="2255" calcext:value-type="float">
            <text:p>2255</text:p>
          </table:table-cell>
          <table:table-cell table:number-columns-repeated="1021"/>
        </table:table-row>
        <table:table-row table:style-name="ro3">
          <table:table-cell table:style-name="ce1" office:value-type="float" office:value="70" calcext:value-type="float">
            <text:p>70</text:p>
          </table:table-cell>
          <table:table-cell table:style-name="ce1" office:value-type="float" office:value="875" calcext:value-type="float">
            <text:p>875</text:p>
          </table:table-cell>
          <table:table-cell table:style-name="ce1" office:value-type="float" office:value="2227" calcext:value-type="float">
            <text:p>2227</text:p>
          </table:table-cell>
          <table:table-cell table:number-columns-repeated="1021"/>
        </table:table-row>
        <table:table-row table:style-name="ro3">
          <table:table-cell table:style-name="ce1" office:value-type="float" office:value="71" calcext:value-type="float">
            <text:p>71</text:p>
          </table:table-cell>
          <table:table-cell table:style-name="ce1" office:value-type="float" office:value="887" calcext:value-type="float">
            <text:p>887</text:p>
          </table:table-cell>
          <table:table-cell table:style-name="ce1" office:value-type="float" office:value="2336" calcext:value-type="float">
            <text:p>2336</text:p>
          </table:table-cell>
          <table:table-cell table:number-columns-repeated="1021"/>
        </table:table-row>
        <table:table-row table:style-name="ro3">
          <table:table-cell table:style-name="ce1" office:value-type="float" office:value="73" calcext:value-type="float">
            <text:p>73</text:p>
          </table:table-cell>
          <table:table-cell table:style-name="ce1" office:value-type="float" office:value="912" calcext:value-type="float">
            <text:p>912</text:p>
          </table:table-cell>
          <table:table-cell table:style-name="ce1" office:value-type="float" office:value="2317" calcext:value-type="float">
            <text:p>2317</text:p>
          </table:table-cell>
          <table:table-cell table:number-columns-repeated="1021"/>
        </table:table-row>
        <table:table-row table:style-name="ro3">
          <table:table-cell table:style-name="ce1" office:value-type="float" office:value="75" calcext:value-type="float">
            <text:p>75</text:p>
          </table:table-cell>
          <table:table-cell table:style-name="ce1" office:value-type="float" office:value="937" calcext:value-type="float">
            <text:p>937</text:p>
          </table:table-cell>
          <table:table-cell table:style-name="ce1" office:value-type="float" office:value="2359" calcext:value-type="float">
            <text:p>2359</text:p>
          </table:table-cell>
          <table:table-cell table:number-columns-repeated="1021"/>
        </table:table-row>
        <table:table-row table:style-name="ro3">
          <table:table-cell table:style-name="ce1" office:value-type="float" office:value="77" calcext:value-type="float">
            <text:p>77</text:p>
          </table:table-cell>
          <table:table-cell table:style-name="ce1" office:value-type="float" office:value="962" calcext:value-type="float">
            <text:p>962</text:p>
          </table:table-cell>
          <table:table-cell table:style-name="ce1" office:value-type="float" office:value="2408" calcext:value-type="float">
            <text:p>2408</text:p>
          </table:table-cell>
          <table:table-cell table:number-columns-repeated="1021"/>
        </table:table-row>
        <table:table-row table:style-name="ro3">
          <table:table-cell table:style-name="ce1" office:value-type="float" office:value="79" calcext:value-type="float">
            <text:p>79</text:p>
          </table:table-cell>
          <table:table-cell table:style-name="ce1" office:value-type="float" office:value="987" calcext:value-type="float">
            <text:p>987</text:p>
          </table:table-cell>
          <table:table-cell table:style-name="ce1" office:value-type="float" office:value="2460" calcext:value-type="float">
            <text:p>2460</text:p>
          </table:table-cell>
          <table:table-cell table:number-columns-repeated="1021"/>
        </table:table-row>
        <table:table-row table:style-name="ro3">
          <table:table-cell table:style-name="ce1" office:value-type="float" office:value="80" calcext:value-type="float">
            <text:p>8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358" calcext:value-type="float">
            <text:p>2358</text:p>
          </table:table-cell>
          <table:table-cell table:number-columns-repeated="1021"/>
        </table:table-row>
        <table:table-row table:style-name="ro3">
          <table:table-cell table:style-name="ce1" office:value-type="float" office:value="81" calcext:value-type="float">
            <text:p>81</text:p>
          </table:table-cell>
          <table:table-cell table:style-name="ce1" office:value-type="float" office:value="1012" calcext:value-type="float">
            <text:p>1012</text:p>
          </table:table-cell>
          <table:table-cell table:style-name="ce1" office:value-type="float" office:value="2403" calcext:value-type="float">
            <text:p>2403</text:p>
          </table:table-cell>
          <table:table-cell table:number-columns-repeated="1021"/>
        </table:table-row>
        <table:table-row table:style-name="ro3">
          <table:table-cell table:style-name="ce1" office:value-type="float" office:value="83" calcext:value-type="float">
            <text:p>83</text:p>
          </table:table-cell>
          <table:table-cell table:style-name="ce1" office:value-type="float" office:value="1037" calcext:value-type="float">
            <text:p>1037</text:p>
          </table:table-cell>
          <table:table-cell table:style-name="ce1" office:value-type="float" office:value="2469" calcext:value-type="float">
            <text:p>2469</text:p>
          </table:table-cell>
          <table:table-cell table:number-columns-repeated="1021"/>
        </table:table-row>
        <table:table-row table:style-name="ro3">
          <table:table-cell table:style-name="ce1" office:value-type="float" office:value="85" calcext:value-type="float">
            <text:p>85</text:p>
          </table:table-cell>
          <table:table-cell table:style-name="ce1" office:value-type="float" office:value="1062" calcext:value-type="float">
            <text:p>1062</text:p>
          </table:table-cell>
          <table:table-cell table:style-name="ce1" office:value-type="float" office:value="2407" calcext:value-type="float">
            <text:p>2407</text:p>
          </table:table-cell>
          <table:table-cell table:number-columns-repeated="1021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style-name="ce1" office:value-type="float" office:value="1087" calcext:value-type="float">
            <text:p>1087</text:p>
          </table:table-cell>
          <table:table-cell table:style-name="ce1" office:value-type="float" office:value="2455" calcext:value-type="float">
            <text:p>2455</text:p>
          </table:table-cell>
          <table:table-cell table:number-columns-repeated="1021"/>
        </table:table-row>
        <table:table-row table:style-name="ro3">
          <table:table-cell table:style-name="ce1" office:value-type="float" office:value="89" calcext:value-type="float">
            <text:p>89</text:p>
          </table:table-cell>
          <table:table-cell table:style-name="ce1" office:value-type="float" office:value="1112" calcext:value-type="float">
            <text:p>1112</text:p>
          </table:table-cell>
          <table:table-cell table:style-name="ce1" office:value-type="float" office:value="2409" calcext:value-type="float">
            <text:p>2409</text:p>
          </table:table-cell>
          <table:table-cell table:number-columns-repeated="1021"/>
        </table:table-row>
        <table:table-row table:style-name="ro3">
          <table:table-cell table:style-name="ce1" office:value-type="float" office:value="90" calcext:value-type="float">
            <text:p>90</text:p>
          </table:table-cell>
          <table:table-cell table:style-name="ce1" office:value-type="float" office:value="1124" calcext:value-type="float">
            <text:p>1124</text:p>
          </table:table-cell>
          <table:table-cell table:style-name="ce1" office:value-type="float" office:value="2496" calcext:value-type="float">
            <text:p>2496</text:p>
          </table:table-cell>
          <table:table-cell table:number-columns-repeated="1021"/>
        </table:table-row>
        <table:table-row table:style-name="ro3">
          <table:table-cell table:style-name="ce1" office:value-type="float" office:value="91" calcext:value-type="float">
            <text:p>91</text:p>
          </table:table-cell>
          <table:table-cell table:style-name="ce1" office:value-type="float" office:value="1136" calcext:value-type="float">
            <text:p>1136</text:p>
          </table:table-cell>
          <table:table-cell table:style-name="ce1" office:value-type="float" office:value="2470" calcext:value-type="float">
            <text:p>2470</text:p>
          </table:table-cell>
          <table:table-cell table:number-columns-repeated="1021"/>
        </table:table-row>
        <table:table-row table:style-name="ro3">
          <table:table-cell table:style-name="ce1" office:value-type="float" office:value="93" calcext:value-type="float">
            <text:p>93</text:p>
          </table:table-cell>
          <table:table-cell table:style-name="ce1" office:value-type="float" office:value="1160" calcext:value-type="float">
            <text:p>1160</text:p>
          </table:table-cell>
          <table:table-cell table:style-name="ce1" office:value-type="float" office:value="2490" calcext:value-type="float">
            <text:p>2490</text:p>
          </table:table-cell>
          <table:table-cell table:number-columns-repeated="1021"/>
        </table:table-row>
        <table:table-row table:style-name="ro3">
          <table:table-cell table:style-name="ce1" office:value-type="float" office:value="95" calcext:value-type="float">
            <text:p>95</text:p>
          </table:table-cell>
          <table:table-cell table:style-name="ce1" office:value-type="float" office:value="1186" calcext:value-type="float">
            <text:p>1186</text:p>
          </table:table-cell>
          <table:table-cell table:style-name="ce1" office:value-type="float" office:value="2526" calcext:value-type="float">
            <text:p>2526</text:p>
          </table:table-cell>
          <table:table-cell table:number-columns-repeated="1021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1P2" style:volatile="true">
      <loext:fill-character> </loext:fill-character>
      <number:text>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29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1" number:min-integer-digits="0"/>
    </number:number-style>
    <number:number-style style:name="N135">
      <number:number number:decimal-places="1" number:min-integer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cm" fo:margin-bottom="2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8">00.00.0000</text:date>, <text:time style:data-style-name="N2" text:time-value="18:26:15.20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ktium TR-Versuch</meta:initial-creator>
    <meta:creation-date>2016-12-02T09:19:19</meta:creation-date>
    <dc:date>2016-12-18T19:05:43.727000000</dc:date>
    <meta:editing-duration>P2171DT9H33M25S</meta:editing-duration>
    <meta:generator>LibreOffice/4.3.4.1$Windows_x86 LibreOffice_project/bc356b2f991740509f321d70e4512a6a54c5f243</meta:generator>
    <meta:editing-cycles>1</meta:editing-cycles>
    <meta:document-statistic meta:table-count="4" meta:cell-count="23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graphic-properties draw:stroke="none" draw:fill="none" draw:fill-color="#000000"/>
      <style:text-properties fo:color="#000000" fo:font-family="Calibri"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5" style:family="chart">
      <style:graphic-properties svg:stroke-color="#808080"/>
    </style:style>
    <style:style style:name="ch6" style:family="chart" style:data-style-name="N0">
      <style:chart-properties chart:symbol-type="named-symbol" chart:symbol-name="diamond" chart:symbol-width="0.246cm" chart:symbol-height="0.246cm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24.386cm" svg:height="12.726cm" xlink:href=".." xlink:type="simple" chart:class="chart:scatter" chart:style-name="ch1">
        <chart:legend svg:x="20.977cm" svg:y="6.027cm" style:legend-expansion="custom" chartooo:width="3.033cm" chartooo:height="0.599cm" style:legend-expansion-aspect-ratio="5.06343906510851" chart:style-name="ch2"/>
        <chart:plot-area chart:style-name="ch3" table:cell-range-address="Tabelle1.B3:Tabelle1.C21" svg:x="0.322cm" svg:y="0.186cm" svg:width="20.571cm" svg:height="12.54cm">
          <chartooo:coordinate-region svg:x="1.314cm" svg:y="0.385cm" svg:width="19.207cm" svg:height="11.6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C3:Tabelle1.C21" chart:class="chart:scatter">
            <chart:domain table:cell-range-address="Tabelle1.B3:Tabelle1.B21"/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2">
                <text:p>812</text:p>
                <draw:g>
                  <svg:desc>Tabelle1.B3:Tabelle1.B21</svg:desc>
                </draw:g>
              </table:table-cell>
              <table:table-cell office:value-type="float" office:value="2095">
                <text:p>2095</text:p>
                <draw:g>
                  <svg:desc>Tabelle1.C3:Tabelle1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37">
                <text:p>837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62">
                <text:p>862</text:p>
              </table:table-cell>
              <table:table-cell office:value-type="float" office:value="2255">
                <text:p>22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75">
                <text:p>875</text:p>
              </table:table-cell>
              <table:table-cell office:value-type="float" office:value="2227">
                <text:p>22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87">
                <text:p>887</text:p>
              </table:table-cell>
              <table:table-cell office:value-type="float" office:value="2336">
                <text:p>23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12">
                <text:p>912</text:p>
              </table:table-cell>
              <table:table-cell office:value-type="float" office:value="2317">
                <text:p>23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37">
                <text:p>937</text:p>
              </table:table-cell>
              <table:table-cell office:value-type="float" office:value="2359">
                <text:p>23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62">
                <text:p>962</text:p>
              </table:table-cell>
              <table:table-cell office:value-type="float" office:value="2408">
                <text:p>24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87">
                <text:p>987</text:p>
              </table:table-cell>
              <table:table-cell office:value-type="float" office:value="2460">
                <text:p>24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2358">
                <text:p>23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12">
                <text:p>1012</text:p>
              </table:table-cell>
              <table:table-cell office:value-type="float" office:value="2403">
                <text:p>24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37">
                <text:p>1037</text:p>
              </table:table-cell>
              <table:table-cell office:value-type="float" office:value="2469">
                <text:p>24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62">
                <text:p>1062</text:p>
              </table:table-cell>
              <table:table-cell office:value-type="float" office:value="2407">
                <text:p>24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87">
                <text:p>1087</text:p>
              </table:table-cell>
              <table:table-cell office:value-type="float" office:value="2455">
                <text:p>24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12">
                <text:p>1112</text:p>
              </table:table-cell>
              <table:table-cell office:value-type="float" office:value="2409">
                <text:p>24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24">
                <text:p>1124</text:p>
              </table:table-cell>
              <table:table-cell office:value-type="float" office:value="2496">
                <text:p>24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36">
                <text:p>1136</text:p>
              </table:table-cell>
              <table:table-cell office:value-type="float" office:value="2470">
                <text:p>247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60">
                <text:p>1160</text:p>
              </table:table-cell>
              <table:table-cell office:value-type="float" office:value="2490">
                <text:p>249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86">
                <text:p>1186</text:p>
              </table:table-cell>
              <table:table-cell office:value-type="float" office:value="2526">
                <text:p>25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Windows_x86 LibreOffice_project/bc356b2f991740509f321d70e4512a6a54c5f24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